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59a2" officeooo:paragraph-rsid="000159a2"/>
    </style:style>
    <style:style style:name="P2" style:family="paragraph" style:parent-style-name="Standard">
      <style:text-properties officeooo:rsid="0002f4d4" officeooo:paragraph-rsid="0002f4d4"/>
    </style:style>
    <style:style style:name="P3" style:family="paragraph" style:parent-style-name="Standard" style:list-style-name="L1">
      <style:text-properties officeooo:rsid="000354ce" officeooo:paragraph-rsid="000354ce"/>
    </style:style>
    <style:style style:name="P4" style:family="paragraph" style:parent-style-name="Standard">
      <style:text-properties officeooo:rsid="000415a4" officeooo:paragraph-rsid="000415a4"/>
    </style:style>
    <style:style style:name="T1" style:family="text">
      <style:text-properties officeooo:rsid="00035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etz 1996 – possible specific memory for music</text:p>
      <text:p text:style-name="P1">Peretz + Coltheart 2003 – distinct network for musical memory, musical and verbal lexicons are separate</text:p>
      <text:p text:style-name="P1">Baird + Samson 2009 – sparing of musical memory in AD</text:p>
      <text:p text:style-name="P1">Cuddy et al 2012 – musical lexicon may be spared in early to moderate AD – even sometimes severe AD</text:p>
      <text:p text:style-name="P2">Samson + Peretz 2005 – <text:span text:style-name="T1">temporal lobe is involved in musical memory, but implicit and explicit memory are separated and can be assisted through exposure</text:span></text:p>
      <text:p text:style-name="P1"/>
      <text:p text:style-name="P1">Groussard et al 2009 – Neural correlates underlying musical semantic memory using PET</text:p>
      <text:list xml:id="list7048440015382628573" text:style-name="L1">
        <text:list-item>
          <text:p text:style-name="P3">the musical lexicon (and most widely musical semantic memory) appears to be sustained by a temporo-prefrontal cerebral network involving right and left cerebral regions.</text:p>
        </text:list-item>
      </text:list>
      <text:p text:style-name="P1">Groussard et al 2010 – neural substrates of musical memory using fMRI – semantic tasks</text:p>
      <text:p text:style-name="P1">Jacobson 2015 – showed musical memory ROI is spared in AD</text:p>
      <text:p text:style-name="P1"><text:s/></text:p>
      <text:p text:style-name="P1">Abrams 2013 – ISS during music liste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08T11:25:22.925413000</meta:creation-date>
    <dc:date>2017-05-08T11:51:47.105663000</dc:date>
    <dc:creator>A Sternin</dc:creator>
    <meta:editing-duration>PT5M55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11" meta:word-count="140" meta:character-count="893" meta:non-whitespace-character-count="752"/>
  </office:meta>
</office:document-meta>
</file>